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A000001084E83C3D4797541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1cm"/>
    </style:style>
    <style:style style:name="gr2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start="Triangle_20_unfilled" draw:marker-start-width="0.3cm" draw:marker-end="Triangle_20_unfilled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1.141cm"/>
    </style:style>
    <style:style style:name="gr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2" xml:id="id1" draw:id="id1" draw:layer="layout" svg:width="2.8cm" svg:height="1.521cm" svg:x="5.914cm" svg:y="0.4cm">
          <draw:text-box>
            <text:p text:style-name="P1">ログイン画面</text:p>
          </draw:text-box>
        </draw:frame>
        <draw:frame draw:style-name="gr1" draw:text-style-name="P2" xml:id="id2" draw:id="id2" draw:layer="layout" svg:width="3.828cm" svg:height="1.521cm" svg:x="5.4cm" svg:y="3.2cm">
          <draw:text-box>
            <text:p text:style-name="P1">タスクリスト画面</text:p>
          </draw:text-box>
        </draw:frame>
        <draw:frame draw:style-name="gr1" draw:text-style-name="P2" xml:id="id3" draw:id="id3" draw:layer="layout" svg:width="3.828cm" svg:height="1.521cm" svg:x="5.372cm" svg:y="6.1cm">
          <draw:text-box>
            <text:p text:style-name="P1">タスク編集画面</text:p>
          </draw:text-box>
        </draw:frame>
        <draw:connector draw:style-name="gr2" draw:text-style-name="P3" draw:layer="layout" draw:type="line" svg:x1="7.314cm" svg:y1="1.921cm" svg:x2="7.314cm" svg:y2="3.2cm" draw:start-shape="id1" draw:start-glue-point="2" draw:end-shape="id2" draw:end-glue-point="0" svg:d="M7314 1921v1279" svg:viewBox="0 0 1 1280">
          <text:p/>
        </draw:connector>
        <draw:connector draw:style-name="gr2" draw:text-style-name="P3" draw:layer="layout" draw:type="line" svg:x1="7.314cm" svg:y1="4.721cm" svg:x2="7.286cm" svg:y2="6.1cm" draw:start-shape="id2" draw:start-glue-point="2" draw:end-shape="id3" draw:end-glue-point="0" svg:d="M7314 4721l-28 1379" svg:viewBox="0 0 29 1380">
          <text:p/>
        </draw:connector>
        <draw:frame draw:style-name="gr1" draw:text-style-name="P2" xml:id="id4" draw:id="id4" draw:layer="layout" svg:width="3.8cm" svg:height="1.521cm" svg:x="0.6cm" svg:y="4.6cm">
          <draw:text-box>
            <text:p text:style-name="P1">アプリ設定</text:p>
            <text:p text:style-name="P1">画面</text:p>
          </draw:text-box>
        </draw:frame>
        <draw:connector draw:style-name="gr3" draw:text-style-name="P3" draw:layer="layout" svg:x1="5.4cm" svg:y1="3.96cm" svg:x2="2.5cm" svg:y2="4.6cm" draw:start-shape="id2" draw:start-glue-point="3" draw:end-shape="id4" draw:end-glue-point="0" svg:d="M5400 3960h-2900v640" svg:viewBox="0 0 2901 641">
          <text:p/>
        </draw:connector>
        <draw:connector draw:style-name="gr3" draw:text-style-name="P3" draw:layer="layout" svg:x1="2.5cm" svg:y1="6.121cm" svg:x2="5.372cm" svg:y2="6.86cm" draw:start-shape="id4" draw:start-glue-point="2" draw:end-shape="id3" svg:d="M2500 6121v739h2872" svg:viewBox="0 0 2873 740">
          <text:p/>
        </draw:connector>
        <draw:connector draw:style-name="gr4" draw:text-style-name="P3" draw:layer="layout" draw:type="line" svg:x1="9.228cm" svg:y1="3.96cm" svg:x2="12.733cm" svg:y2="4.744cm" draw:start-shape="id2" draw:start-glue-point="1" svg:d="M9228 3960l3505 784" svg:viewBox="0 0 3506 785">
          <text:p/>
        </draw:connector>
        <draw:connector draw:style-name="gr4" draw:text-style-name="P3" draw:layer="layout" draw:type="line" svg:x1="9.2cm" svg:y1="6.86cm" svg:x2="12.733cm" svg:y2="4.744cm" draw:start-shape="id3" draw:start-glue-point="1" svg:d="M9200 6860l3533-2116" svg:viewBox="0 0 3534 2117">
          <text:p/>
        </draw:connector>
        <draw:connector draw:style-name="gr4" draw:text-style-name="P3" draw:layer="layout" draw:type="line" svg:x1="8.714cm" svg:y1="1.16cm" svg:x2="12.733cm" svg:y2="4.744cm" draw:start-shape="id1" draw:start-glue-point="1" svg:d="M8714 1160l4019 3584" svg:viewBox="0 0 4020 3585">
          <text:p/>
        </draw:connector>
        <draw:frame draw:style-name="gr5" draw:text-style-name="P4" draw:layer="layout" svg:width="1.772cm" svg:height="0.886cm" svg:x="10.628cm" svg:y="2.114cm">
          <draw:text-box>
            <text:p>認証</text:p>
          </draw:text-box>
        </draw:frame>
        <draw:frame draw:style-name="gr6" draw:text-style-name="P5" draw:layer="layout" svg:width="1.641cm" svg:height="1.52cm" svg:x="9.759cm" svg:y="4.28cm">
          <draw:text-box>
            <text:p><text:span text:style-name="T1">タスク</text:span></text:p>
            <text:p><text:span text:style-name="T1">データ</text:span></text:p>
            <text:p><text:span text:style-name="T1">同期</text:span></text:p>
          </draw:text-box>
        </draw:frame>
        <draw:frame draw:style-name="gr7" draw:text-style-name="P1" draw:layer="layout" svg:width="7.171cm" svg:height="2.018cm" svg:x="12.733cm" svg:y="3.782cm">
          <draw:image xlink:href="Pictures/10000201000003AA000001084E83C3D47975417D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20:15:34.297000000</meta:creation-date>
    <dc:date>2018-09-19T20:59:20.370000000</dc:date>
    <meta:editing-duration>PT1M39S</meta:editing-duration>
    <meta:editing-cycles>2</meta:editing-cycles>
    <meta:generator>LibreOffice/6.0.5.2$Windows_X86_64 LibreOffice_project/54c8cbb85f300ac59db32fe8a675ff7683cd5a16</meta:generator>
    <meta:document-statistic meta:object-count="37"/>
  </office:meta>
</office:document-meta>
</file>